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Text_20_body_20_inden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P2" style:family="paragraph" style:parent-style-name="Text_20_body_20_indent">
      <style:paragraph-properties fo:margin-left="0cm" fo:margin-right="0cm" fo:text-indent="0cm" style:auto-text-indent="false"/>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Sourcecode">
      <style:text-properties fo:font-weight="bold" style:font-weight-asian="bold" style:font-weight-complex="bold"/>
    </style:style>
    <style:style style:name="P9" style:family="paragraph" style:parent-style-name="Sourcecode">
      <style:text-properties fo:font-weight="normal" style:font-weight-asian="normal" style:font-weight-complex="normal"/>
    </style:style>
    <style:style style:name="P10" style:family="paragraph" style:parent-style-name="Text_20_body" style:master-page-name="">
      <style:paragraph-properties fo:line-height="0.4cm">
        <style:tab-stops/>
      </style:paragraph-properties>
      <style:text-properties style:font-name="Courier New1" fo:font-size="10pt" style:font-size-asian="10pt" style:font-size-complex="10pt"/>
    </style:style>
    <style:style style:name="P11" style:family="paragraph" style:parent-style-name="Preformatted_20_Text">
      <style:paragraph-properties fo:margin-top="0cm" fo:margin-bottom="0.499cm"/>
    </style:style>
    <style:style style:name="T1" style:family="text">
      <style:text-properties style:font-name="Courier New1"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Courier New1" fo:font-size="10pt" fo:font-weight="bold" style:font-size-asian="10pt" style:font-weight-asian="bold" style:font-size-complex="10pt" style:font-weight-complex="bold"/>
    </style:style>
    <style:style style:name="T5" style:family="text">
      <style:text-properties fo:font-weight="normal" style:font-weight-asian="normal" style:font-weight-complex="normal"/>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5038" number:language="en" number:country="US" number:automatic-order="true" number:format-source="language">
      <number:day-of-week number:style="long"/>
      <number:text>, </number:text>
      <number:month number:style="long" number:textual="true"/>
      <number:text> </number:text>
      <number:day number:style="long"/>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The hamsterdb Tutorial</text:p>
      <text:p text:style-name="P2">A Tutorial Book for hamsterdb.</text:p>
      <text:p text:style-name="P2"/>
      <text:p text:style-name="P2">Copyright © 2007 Christoph Rupp</text:p>
      <text:p text:style-name="P2"/>
      <text:p text:style-name="P2">Created on Friday, March 23, 2007</text:p>
      <text:p text:style-name="P2">Last update: <text:modification-date style:data-style-name="N5038">Wednesday, July 11, 2007</text:modification-date></text:p>
      <text:p text:style-name="P2"/>
      <text:p text:style-name="P2">This tutorial is a WORK IN PROGRESS. Do not consider it as a finished document.</text:p>
      <text:p text:style-name="P2"/>
      <text:p text:style-name="P2">Feedback and comments are always welcome. Please send them to <text:a xlink:type="simple" xlink:href="mailto:contact@hamsterdb.com">contact@hamsterdb.com</text:a>.</text:p>
      <text:p text:style-name="P2"/>
      <text:p text:style-name="P2">Permission is granted to copy, distribute and/or modify this document under the terms of the GNU Free Documentation License, Version 1.1 or any later version published by the Free Software Foundation; with Invariant Sections being „The GNU Free Documentation License“, with no Front- Cover Texts, and with no Back-Cover Texts. A copy of the license is included in the section entitled „GNU Free Documentation License“.</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Table of Contents</text:p>
          </text:index-title>
          <text:p text:style-name="P4">Introduction<text:tab/>3</text:p>
          <text:p text:style-name="P5">What is hamsterdb?<text:tab/>3</text:p>
          <text:p text:style-name="P5">Material Covered<text:tab/>3</text:p>
          <text:p text:style-name="P5">Conventions Used in this Tutorial<text:tab/>3</text:p>
          <text:p text:style-name="P5">More Documentation on hamsterdb<text:tab/>3</text:p>
          <text:p text:style-name="P5">Obtaining the Most Recent Versions<text:tab/>3</text:p>
          <text:p text:style-name="P5">hamsterdb Licensing<text:tab/>4</text:p>
          <text:p text:style-name="P4">Getting Started<text:tab/>4</text:p>
          <text:p text:style-name="P5">Building for UNIX/POSIX systems<text:tab/>4</text:p>
          <text:p text:style-name="P5">Building for Microsoft Windows<text:tab/>4</text:p>
          <text:p text:style-name="P5">Porting hamsterdb to Other Platforms<text:tab/>4</text:p>
          <text:p text:style-name="P4">Creating a Database<text:tab/>5</text:p>
          <text:p text:style-name="P5">Creating an In-Memory Database<text:tab/>6</text:p>
          <text:p text:style-name="P4">Opening a Database<text:tab/>7</text:p>
          <text:p text:style-name="P4">Changing the Default Key Sorting<text:tab/>7</text:p>
          <text:p text:style-name="P4">Inserting Database Items<text:tab/>8</text:p>
          <text:p text:style-name="P4">Deleting Database Items<text:tab/>9</text:p>
          <text:p text:style-name="P4">Looking up Database Items<text:tab/>9</text:p>
          <text:p text:style-name="P4">Working with Database Cursors<text:tab/>10</text:p>
          <text:p text:style-name="P5">Creating a Database Cursor<text:tab/>10</text:p>
          <text:p text:style-name="P5">Moving Database Cursors<text:tab/>10</text:p>
          <text:p text:style-name="P5">Inserting Database Items with Cursors<text:tab/>11</text:p>
          <text:p text:style-name="P5">Looking up Database Items with Cursors<text:tab/>12</text:p>
          <text:p text:style-name="P5">Replacing Database Items with Cursors<text:tab/>12</text:p>
          <text:p text:style-name="P5">Deleting Database Items with Cursors<text:tab/>13</text:p>
          <text:p text:style-name="P5">Cloning a Database Cursor<text:tab/>13</text:p>
          <text:p text:style-name="P5">Closing a Database Cursor<text:tab/>13</text:p>
          <text:p text:style-name="P4">Closing a Database<text:tab/>13</text:p>
          <text:p text:style-name="P4">Working with Database Environments<text:tab/>13</text:p>
          <text:p text:style-name="P5">Creating a new Environment<text:tab/>14</text:p>
          <text:p text:style-name="P6">Creating In-Memory Environments<text:tab/>15</text:p>
          <text:p text:style-name="P5">Opening an Environment<text:tab/>15</text:p>
          <text:p text:style-name="P5">Creating a Database in an Environment<text:tab/>15</text:p>
          <text:p text:style-name="P5">Opening a Database in an Environment<text:tab/>16</text:p>
          <text:p text:style-name="P5">Renaming a Database in an Environment<text:tab/>16</text:p>
          <text:p text:style-name="P5">Removing a Database from an Environment<text:tab/>16</text:p>
          <text:p text:style-name="P5">Closing an Environment<text:tab/>17</text:p>
          <text:p text:style-name="P4">Appendix I: The GNU General Public License<text:tab/>17</text:p>
          <text:p text:style-name="P4">Appendix II: The GNU Free Documentation License<text:tab/>21</text:p>
        </text:index-body>
      </text:table-of-content>
      <text:p text:style-name="P2"/>
      <text:h text:style-name="P7" text:outline-level="1">Introduction</text:h>
      <text:h text:style-name="Heading_20_2" text:outline-level="2">What is hamsterdb?</text:h>
      <text:p text:style-name="P2">hamsterdb is a lightweight embedded database engine. Being "lightweight" describes the strengths and the limitations of hamsterdb. It is very fast, but only supports a few operations. It is embeddable, and therefore does not have external dependencies as an SQL server. It is simply a database engine, but not a database management system (DBMS) and it has no relational functions or other features provided by SQL.</text:p>
      <text:h text:style-name="Heading_20_2" text:outline-level="2">Material Covered</text:h>
      <text:p text:style-name="P2">This document applies to hamsterdb version 0.4.4. The author will update the tutorial whenever API changes occur. The hamsterdb API has been very stable so far, therefore this tutorial should also apply to future versions of hamsterdb.</text:p>
      <text:h text:style-name="Heading_20_2" text:outline-level="2">Conventions Used in this Tutorial</text:h>
      <text:p text:style-name="P2">In this text, a variety of conventions are used to explain the material. Certain typographical and display elements are used for this purpose.</text:p>
      <text:p text:style-name="P2">Any C/C++ code that is included directly in the text is displayed as: <text:span text:style-name="T1">int i = 5</text:span>. </text:p>
      <text:p text:style-name="P2">Any operating system commands discussed in the text are displayed as: <text:span text:style-name="T2">make install</text:span>. </text:p>
      <text:p text:style-name="P2">Operating system files that are discussed directly in the text are displayed as: <text:span text:style-name="T2">file.txt</text:span>. </text:p>
      <text:p text:style-name="P2">When a technical term of particular importance is first introduced and discussed, it appears in bold font, as: <text:span text:style-name="T3">an important term</text:span>.</text:p>
      <text:p text:style-name="P2">Although the programming examples and declarations usually are C code, the author sometimes uses the C++ comment operator <text:span text:style-name="T1">//</text:span> as an abbreviation.</text:p>
      <text:p text:style-name="P2">Source code snippets are printed in a non-proportional font:</text:p>
      <text:p text:style-name="Sourcecode">int <text:line-break/>main(int argc, char **argv)<text:line-break/>{<text:line-break/> <text:s text:c="3"/>return printf(“hello world\n“);<text:line-break/>}</text:p>
      <text:p text:style-name="Text_20_body">Please keep these standards in mind while reading this tutorial.</text:p>
      <text:h text:style-name="Heading_20_2" text:outline-level="2">More Documentation on hamsterdb</text:h>
      <text:p text:style-name="P2">This tutorial is just an add-on to the official hamsterdb API documentation. This API documentation is available for reading online or downloading as PDF at <text:a xlink:type="simple" xlink:href="http://www.hamsterdb.com/?page=docn">http://www.hamsterdb.com/?page=doc</text:a>. Unlike this tutorial, it covers the API in full detail. The API documentation was generated with Doxygen, a source code documentation tool. It is based on the header file <text:span text:style-name="T2">hamsterdb.h</text:span>, part of the hamsterdb source.</text:p>
      <text:h text:style-name="Heading_20_2" text:outline-level="2">Obtaining the Most Recent Versions</text:h>
      <text:p text:style-name="P2">This tutorial is still under development. The most recent version of this document, of the hamsterdb library and the hamsterdb API documentation can be found at <text:a xlink:type="simple" xlink:href="http://www.hamsterdb.com/">http://www.hamsterdb.com</text:a>.</text:p>
      <text:h text:style-name="Heading_20_2" text:outline-level="2">hamsterdb Licensing</text:h>
      <text:p text:style-name="P2">hamsterdb is an open source library licensed under the GNU General Public License (GPL) 2.0. If you download the hamsterdb source files, the GPL license can be found in the file <text:span text:style-name="T2">COPYING</text:span>. The GPL is a viral license. In plain English, it says that you are only allowed to link against GPL libraries if your own sources are also released under the GPL. Please read those license terms carefully. If they are not acceptable to you, please get in touch with the author of hamsterdb to discuss other terms.</text:p>
      <text:h text:style-name="Heading_20_1" text:outline-level="1">Getting Started</text:h>
      <text:p text:style-name="P2">This tutorial demonstrates the use of hamsterdb. It will show how to create or open a database, insert items, look them up and delete them. It will also demonstrate the use of database cursors to enumerate all items and to insert or delete items using cursors. But before hamsterdb can be used, it has to be configured, compiled and installed. These steps are also described in this chapter.</text:p>
      <text:p text:style-name="P2">hamsterdb is written in ANSI-C and thus can be compiled on nearly every available C compiler. </text:p>
      <text:h text:style-name="Heading_20_2" text:outline-level="2">Building for UNIX/POSIX systems</text:h>
      <text:p text:style-name="P2">hamsterdb uses the GNU autotools for the build process, therefore compiling and installing is as simple as it can get. After downloading the sources, unpack them with the following command:</text:p>
      <text:p text:style-name="P2">$<text:span text:style-name="T2"> tar -zxvf hamsterdb-v.v.v.tar.gz</text:span></text:p>
      <text:p text:style-name="P2">This command creates a subdirectory hamsterdb-v.v.v with all sources. Change to this directory:</text:p>
      <text:p text:style-name="P2">$ <text:span text:style-name="T2">cd hamsterdb-v.v.v</text:span></text:p>
      <text:p text:style-name="P2">Now run <text:span text:style-name="T2">./configure, make</text:span> and <text:span text:style-name="T2">make install</text:span> to build and install the libraries and header files. Please note that you usually need root privileges to install the header files and libraries. Also note that you can change the compiler settings by adding flags to <text:span text:style-name="T2">./configure</text:span>; run .<text:span text:style-name="T2">/configure --help</text:span> for a list of all available options.</text:p>
      <text:p text:style-name="P2">$ <text:span text:style-name="T2">./configure</text:span></text:p>
      <text:p text:style-name="P2">$ <text:span text:style-name="T2">make</text:span></text:p>
      <text:p text:style-name="P2">Now become root:</text:p>
      <text:p text:style-name="P2">$ <text:span text:style-name="T2">su</text:span></text:p>
      <text:p text:style-name="P2">$ <text:span text:style-name="T2">make install</text:span></text:p>
      <text:h text:style-name="Heading_20_2" text:outline-level="2">Building for Microsoft Windows</text:h>
      <text:p text:style-name="P2">The hamsterdb package includes Solution files for Microsoft Visual C++ 5.0 (Visual Studio 8). A free Express Edition with limited functionality can be downloaded from Microsoft's website. See <text:a xlink:type="simple" xlink:href="http://msdn.microsoft.com/vstudio/express/visualc/download">http://msdn.microsoft.com/vstudio/express/visualc/download</text:a>.</text:p>
      <text:p text:style-name="P2">Additionally, you can download prebuilt libraries for Win32 from <text:a xlink:type="simple" xlink:href="http://www.hamsterdb.com/?page=download">http://www.hamsterdb.com/?page=download</text:a>.</text:p>
      <text:p text:style-name="P2">To compile hamsterdb, unpack the hamsterdb sources and open the Solution file in Visual Studio 8. It can be found in the subdirectory <text:span text:style-name="T2">win32/hamsterdb</text:span>. It contains several projects: some examples, the <text:span text:style-name="T3">dll</text:span> project (to build a dynamic library) and the <text:span text:style-name="T3">lib</text:span> project (to build a static library). Build one (or both) of those projects to create your own hamsterdb library.</text:p>
      <text:h text:style-name="Heading_20_2" text:outline-level="2">Porting hamsterdb to Other Platforms</text:h>
      <text:p text:style-name="P2">Compiling hamsterdb without the provided autoconf or Visual Studio files is easy. There are a few preprocessor macros which are mandatory, and some others which are optional. They are described in the <text:span text:style-name="T2">README</text:span> file of the hamsterdb source distribution.</text:p>
      <text:p text:style-name="P2">If you want to port hamsterdb to another operating system or hardware platform, you will most likely have to make some modifications. All operating system-specific functions are declared in <text:span text:style-name="T2">src/os.h</text:span> and defined in either <text:span text:style-name="T2">src/os_win32.c</text:span> or <text:span text:style-name="T2">src/os_posix.c</text:span>. Please get in touch with the author of hamsterdb to get help with these topics.</text:p>
      <text:h text:style-name="Heading_20_1" text:outline-level="1">Creating a Database</text:h>
      <text:p text:style-name="P2">Creating a new database is a two-step process. First, we have to allocate a database handle with <text:span text:style-name="T4">ham_new</text:span>. Secondly, we use this handle to create a database file with <text:span text:style-name="T4">ham_create</text:span>. The functions are declared in <text:span text:style-name="T2">hamsterdb.h</text:span> as follows:</text:p>
      <text:p text:style-name="Sourcecode">ham_status_t<text:line-break/>ham_new(ham_db_t **db);</text:p>
      <text:p text:style-name="Sourcecode">ham_status_t<text:line-break/>ham_create(ham_db_t *db, const char *filename, ham_u32_t flags,<text:line-break/> <text:s text:c="10"/>ham_u32_t mode);</text:p>
      <text:p text:style-name="Sourcecode">ham_status_t<text:line-break/>ham_create_ex(ham_db_t *db, const char *filename, ham_u32_t flags,<text:line-break/> <text:s text:c="13"/>ham_u32_t mode, ham_parameter_t *param);<text:line-break/></text:p>
      <text:p text:style-name="P2"><text:span text:style-name="T1">ham_create</text:span> supports many different options, and the extended version <text:span text:style-name="T1">ham_create_ex</text:span> supports even more. However, normally none of them are important to you, and you usually don't need to specify flags, page size, key size and cache size. If you nevertheless want to know their meanings, refer to the API documentation for <text:span text:style-name="T1">ham_create</text:span> and <text:span text:style-name="T1">ham_create_ex</text:span>. Also, the FAQ (<text:a xlink:type="simple" xlink:href="http://www.hamsterdb.com/?page=faq">http://www.hamsterdb.com/?page=faq</text:a>) answers questions about the page size, key size and cache size.</text:p>
      <text:p text:style-name="P2">The <text:span text:style-name="T1">mode</text:span> specifies the file access rights for the newly created file. On Linux and Unix, they are the same parameter as you would give <text:span text:style-name="T2">chmod</text:span> to change the access rights. If you do not know what to specify, an (octal) 0664 might be ok for you - this gives read/write-rights to your own user and all users in the same group, and read-only-rights to anyone else. </text:p>
      <text:p text:style-name="P2">On Microsoft Windows, the <text:span text:style-name="T1">mode</text:span> parameter is ignored.</text:p>
      <text:p text:style-name="P2"><text:span text:style-name="T1">ham_create_ex</text:span> supports variable length parameter lists. These lists are arrays of type <text:span text:style-name="T1">ham_parameter_t</text:span>, and each parameter has two members: an identifier of this parameter, and the value. Here is the declaration of <text:span text:style-name="T1">ham_parameter_t</text:span> (copied from <text:span text:style-name="T2">include/ham/hamsterdb.h</text:span>):</text:p>
      <text:p text:style-name="Sourcecode">typedef struct<text:line-break/>{<text:line-break/> <text:s text:c="3"/>ham_u32_t name;<text:line-break/> <text:s text:c="3"/>ham_u64_t value;<text:line-break/>} ham_parameter_t;</text:p>
      <text:p text:style-name="Text_20_body">Here is example on how to use parameter lists (in this case, all allowed parameters for <text:span text:style-name="T1">ham_create_ex</text:span> are specified):</text:p>
      <text:p text:style-name="Sourcecode">ham_parameter_t parameters[]={<text:line-break/> <text:s/>{ HAM_PARAM_KEYSIZE, 15 },<text:line-break/> <text:s/>{ HAM_PARAM_CACHESIZE, 1024*128 },<text:line-break/> <text:s/>{ HAM_PARAM_PAGESIZE, 1024*4 },<text:line-break/> <text:s/>{ 0, 0 } <text:s/>/* the terminating element! */<text:line-break/>};</text:p>
      <text:p text:style-name="P2">Here's the code to create a hamsterdb handle and to create a database.</text:p>
      <text:p text:style-name="Sourcecode">#include &lt;stdio.h&gt; <text:s/>// for printf<text:line-break/>#include &lt;stdlib.h&gt; // for exit<text:line-break/>#include &lt;ham/hamsterdb.h&gt;</text:p>
      <text:p text:style-name="Sourcecode">int <text:line-break/>main(int argc, char **argv)<text:line-break/>{<text:line-break/> <text:s text:c="3"/>ham_status_t st;<text:line-break/> <text:s text:c="3"/>ham_db_t *db;</text:p>
      <text:p text:style-name="Sourcecode"><text:s text:c="4"/><text:span text:style-name="T3">if ((st=ham_new(&amp;db))!=HAM_SUCCESS) {<text:line-break/> <text:s text:c="7"/>printf(“ham_new failed: %d (%s)\n“, st, ham_strerror(st));<text:line-break/> <text:s text:c="7"/>exit(-1);<text:line-break/> <text:s text:c="3"/>}</text:span></text:p>
      <text:p text:style-name="P8"><text:s text:c="4"/>if ((st=ham_create(db, “test.db“, 0, 0664))!=HAM_SUCCESS) {<text:line-break/> <text:s text:c="7"/>printf(“ham_create failed: %d (%s)\n“, st, ham_strerror(st));<text:line-break/> <text:s text:c="7"/>exit(-1);<text:line-break/> <text:s text:c="3"/>}</text:p>
      <text:p text:style-name="Sourcecode"><text:s text:c="4"/>// ...</text:p>
      <text:p text:style-name="Sourcecode"><text:s text:c="95"/></text:p>
      <text:p text:style-name="P2">If the call to <text:span text:style-name="T1">ham_new</text:span> was successful, the variable <text:span text:style-name="T1">db</text:span> will hold a valid database handle. This handle can be used to open or create databases.</text:p>
      <text:p text:style-name="P2">In the sample code, the <text:span text:style-name="T1">flags</text:span> parameter is 0; no flags are specified. To get a list of all available flags, either see the <text:span text:style-name="T2">hamsterdb.h</text:span> header file or the API documentation at <text:a xlink:type="simple" xlink:href="http://www.hamsterdb.com/?page=doc">http://www.hamsterdb.com/?page=doc</text:a>.</text:p>
      <text:h text:style-name="Heading_20_2" text:outline-level="2">Creating an In-Memory Database</text:h>
      <text:p text:style-name="P2">In-Memory Databases are not written to disk, but stored in the memory (RAM). Since RAM access is a lot faster than disk access, in-memory databases offer a big performance boost. On the other hand, the size of RAM is quite limited compared to the size of modern hard drives. And there's another disadvantage - if you close the database, all the data is lost, because it isn't written to disk.</text:p>
      <text:p text:style-name="P2">Nevertheless, because of the speed advantage, in-memory databases are great for temporary, small databases.</text:p>
      <text:p text:style-name="P2">To create an in-memory database, call <text:span text:style-name="T1">ham_create</text:span> with the flag <text:span text:style-name="T4">HAM_IN_MEMORY_DB</text:span>.</text:p>
      <text:p text:style-name="P2">Since in-memory databases are not written to disk, the <text:span text:style-name="T1">filename</text:span>-parameter is ignored and should be <text:span text:style-name="T1">NULL</text:span>. Also, note that the cache size (which can be specified with <text:span text:style-name="T1">ham_create_ex</text:span>) must be 0, and the flag <text:span text:style-name="T1">HAM_CACHE_STRICT</text:span> is forbidden.</text:p>
      <text:p text:style-name="P2">Here is a small snippet to create an in-memory database:</text:p>
      <text:p text:style-name="Sourcecode">if ((st=ham_create(db, NULL, <text:span text:style-name="T3">HAM_IN_MEMORY_DB</text:span>, 0))!=HAM_SUCCESS) {<text:line-break/> <text:s text:c="3"/>printf(“ham_create failed: %d (%s)\n“, st, ham_strerror(st));<text:line-break/> <text:s text:c="3"/>exit(-1);<text:line-break/>}</text:p>
      <text:h text:style-name="Heading_20_1" text:outline-level="1">Opening a Database</text:h>
      <text:p text:style-name="Text_20_body">Opening an existing database is also a two-step process. First, you have to allocate a database handle, then you open the database file. We already know how to allocate the handle (<text:span text:style-name="T1">ham_new</text:span>). To open the database file, you may use one of two API functions: <text:span text:style-name="T1">ham_open</text:span> or the extended version <text:span text:style-name="T1">ham_open_ex</text:span>.</text:p>
      <text:p text:style-name="Sourcecode">ham_status_t<text:line-break/>ham_open(ham_db_t *db, const char *filename, ham_u32_t flags);</text:p>
      <text:p text:style-name="Sourcecode">ham_status_t<text:line-break/>ham_open_ex(ham_db_t *db, const char *filename, ham_u32_t flags, <text:line-break/> <text:s text:c="11"/>ham_parameter_t *parameter);<text:line-break/></text:p>
      <text:p text:style-name="Text_20_body">Similar to <text:span text:style-name="T1">ham_create</text:span> and <text:span text:style-name="T1">ham_create_ex</text:span>, you usually do not need to specify the cache size and flags. However, there is one flag which might be useful from time to time: <text:span text:style-name="T4">HAM_READ_ONLY</text:span>. This flag opens the database for read-only access, and all write modifications (inserting or deleting items) fail with error <text:span text:style-name="T1">HAM_DB_READ_ONLY</text:span>.</text:p>
      <text:p text:style-name="Text_20_body"><text:span text:style-name="T1">ham_open_ex</text:span> also variable length parameter lists. Currently, only the cache size can be specified as a parameter (<text:span text:style-name="T1">HAM_PARAM_CACHESIZE</text:span>). See the section "Creating a Database" on how to use and initialize parameter lists. </text:p>
      <text:h text:style-name="Heading_20_1" text:outline-level="1">Changing the Default Key Sorting</text:h>
      <text:p text:style-name="Text_20_body">When you insert keys and records to the database, all keys are automatically sorted. The default sort function is based on memcmp and sorts the keys' byte arrays in a descending order, starting with the "smallest" value.</text:p>
      <text:p text:style-name="Text_20_body">If such a sort order is not feasible for your data, you can overwrite the sort function. You have to write a callback function and register this function with <text:span text:style-name="T4">ham_set_compare_func</text:span>. Keep in mind that you have to do this whenever you create and open a database, since the comparison function is not stored in the database itself. Registering your comparison function has to take place before you create or open the database, and after you allocate the database handle with <text:span text:style-name="T1">ham_new</text:span>.</text:p>
      <text:p text:style-name="Sourcecode">typedef int<text:line-break/>(*ham_compare_func_t)(const ham_u8_t *lhs, ham_size_t *lhs_length,<text:line-break/> <text:s text:c="21"/>const ham_u8_t *rhs, ham_size_t *rhs_length);</text:p>
      <text:p text:style-name="Text_20_body">The callback function receives four parameters: the „left-hand side“ and the „right-hand side“ of the compare operation. It returns -1 if the left-hand side is smaller than the right-hand side, it returns 0 if both keys are equal, or +1 if right-hand side is smaller than left-hand side. </text:p>
      <text:p text:style-name="Text_20_body">The following code snippet casts the keys to integer values and compares those integers. Please note that the layout of integers in memory is endian-dependent. If you copy your database from an Intel PC to an IBM PowerPC system, you will encounter strange behaviour, because the sorting will fail. To be on the safe side, you should always explicitly set the endianness of your data, i.e. by using <text:span text:style-name="T1">ntohs</text:span> or similar functions provided by your environment (you can also use the hamsterdb endian macros defined in <text:span text:style-name="T2">src/endian.h</text:span>.) In this example, the endianness of the data is ignored.</text:p>
      <text:p text:style-name="Sourcecode">#include &lt;stdio.h&gt; <text:s/>// for printf<text:line-break/>#include &lt;stdlib.h&gt; // for exit<text:line-break/>#include &lt;ham/hamsterdb.h&gt;</text:p>
      <text:p text:style-name="P8">static int<text:line-break/>my_int_compare(ham_u8_t *lhs, ham_size_t lhs_size,<text:line-break/> <text:s text:c="14"/>ham_u8_t *rhs, ham_size_t rhs_size)<text:line-break/>{<text:line-break/> <text:s text:c="3"/>int nlhs=*(int *)lhs;<text:line-break/> <text:s text:c="3"/>int nrhs=*(int *)rhs;<text:line-break/> <text:s text:c="3"/>if (nlhs&lt;nrhs) return -1;<text:line-break/> <text:s text:c="3"/>if (nrhs&lt;nlhs) return +1;<text:line-break/> <text:s text:c="3"/>return 0;<text:line-break/>}</text:p>
      <text:p text:style-name="Sourcecode">int <text:line-break/>main(int argc, char **argv)<text:line-break/>{<text:line-break/> <text:s text:c="3"/>ham_status_t st;<text:line-break/> <text:s text:c="3"/>ham_db_t *db;</text:p>
      <text:p text:style-name="Sourcecode"><text:s text:c="4"/>if ((st=ham_new(&amp;db))!=HAM_SUCCESS) {<text:line-break/> <text:s text:c="7"/>printf(“ham_new failed: %d (%s)\n“, st, ham_strerror(st));<text:line-break/> <text:s text:c="7"/>exit(-1);<text:line-break/> <text:s text:c="3"/>}</text:p>
      <text:p text:style-name="P8"><text:s text:c="4"/>if ((st=ham_set_compare_func(db, my_int_compare))!=HAM_SUCCESS) {<text:line-break/> <text:s text:c="7"/>printf(“ham_set_compare_func failed: %d (%s)\n“, st,<text:line-break/> <text:s text:c="14"/>ham_strerror(st));<text:line-break/> <text:s text:c="7"/>exit(-1);<text:line-break/> <text:s text:c="3"/>}</text:p>
      <text:p text:style-name="Sourcecode"><text:s text:c="4"/>if ((st=ham_create(db, “test.db“, 0, 0664))!=HAM_SUCCESS) {<text:line-break/> <text:s text:c="7"/>printf(“ham_create failed: %d (%s)\n“, st, ham_strerror(st));<text:line-break/> <text:s text:c="7"/>exit(-1);<text:line-break/> <text:s text:c="3"/>}</text:p>
      <text:p text:style-name="Sourcecode"><text:s text:c="4"/>// ...</text:p>
      <text:h text:style-name="Heading_20_1" text:outline-level="1">Inserting Database Items</text:h>
      <text:p text:style-name="Text_20_body">For inserting a key/record pair, the caller has to create two structures - one for the key and one for the record, initialize them and then call <text:span text:style-name="T1">ham_insert</text:span>.</text:p>
      <text:p text:style-name="Text_20_body">Please note that the second parameter of <text:span text:style-name="T1">ham_insert</text:span> is a reserved value; you should always set it to <text:span text:style-name="T1">NULL</text:span>.</text:p>
      <text:p text:style-name="Sourcecode">ham_status_t<text:line-break/>ham_insert(ham_db_t *db, void *reserved, ham_key_t *key,<text:line-break/> <text:s text:c="10"/>ham_record_t *record, ham_u32_t flags);<text:line-break/></text:p>
      <text:p text:style-name="Text_20_body">It is important that you initialize the structures with zeroes before setting the key values. The following code initializes a key/record pair with the strings „color“/„green“ and inserts them.</text:p>
      <text:p text:style-name="Sourcecode">memset(&amp;key, 0, sizeof(key));<text:line-break/>memset(&amp;record, 0, sizeof(record));</text:p>
      <text:p text:style-name="Sourcecode">key.data="color";<text:line-break/>key.size=strlen(key.data)+1; /* +1 for the terminating zero-byte */</text:p>
      <text:p text:style-name="Sourcecode">key.data="green";<text:line-break/>key.size=strlen(key.data)+1; /* +1 for the terminating zero-byte */</text:p>
      <text:p text:style-name="P8">if ((st=ham_insert(db, NULL, &amp;key, &amp;record, 0))!=HAM_SUCCESS) {<text:line-break/> <text:s text:c="7"/>printf(“ham_insert failed: %d (%s)\n“, st, ham_strerror(st));<text:line-break/> <text:s text:c="7"/>exit(-1);<text:line-break/>}</text:p>
      <text:p text:style-name="Text_20_body"><text:span text:style-name="T1">ham_insert</text:span> fails and returns error <text:span text:style-name="T1">HAM_DUPLICATE_KEY</text:span> if an item with this key already exists. To overwrite an existing item, specify the flag <text:span text:style-name="T1">HAM_OVERWRITE</text:span>.</text:p>
      <text:h text:style-name="Heading_20_1" text:outline-level="1">Deleting Database Items</text:h>
      <text:p text:style-name="Text_20_body">The API function <text:span text:style-name="T1">ham_erase</text:span> deletes a database item. It receives four parameters, of which two (reserved and flags) are currently always set to <text:span text:style-name="T1">NULL</text:span>. The third parameter is the key of the item which will be deleted.</text:p>
      <text:p text:style-name="Sourcecode">ham_status_t<text:line-break/>ham_erase(ham_db_t *db, void *reserved, ham_key_t *key, ham_u32_t flags);</text:p>
      <text:p text:style-name="Text_20_body"><text:line-break/>An example demonstrates the use:</text:p>
      <text:p text:style-name="Sourcecode">ham_status_t st;<text:line-break/>ham_key_t key;</text:p>
      <text:p text:style-name="Sourcecode">memset(&amp;key, 0, sizeof(key));<text:line-break/>key.data="color";<text:line-break/>key.size=strlen(key.data)+1; /* +1 to include the terminating zero */</text:p>
      <text:p text:style-name="P8">if ((st=ham_erase(db, NULL, &amp;key, 0))!=HAM_SUCCESS) <text:s/>{<text:line-break/> <text:s text:c="7"/>printf(“ham_erase failed: %d (%s)\n“, st, ham_strerror(st));<text:line-break/> <text:s text:c="7"/>exit(-1);<text:line-break/>}</text:p>
      <text:p text:style-name="Text_20_body">If you followed our tutorial, the item „color“/„green“ is now deleted from the database. A subsequent <text:span text:style-name="T1">ham_find</text:span> on that value will fail with <text:span text:style-name="T1">HAM_KEY_NOT_FOUND</text:span>.</text:p>
      <text:p text:style-name="Text_20_body">If you try to delete an item which does not exist, hamsterdb will return <text:span text:style-name="T1">HAM_KEY_NOT_FOUND</text:span>.</text:p>
      <text:h text:style-name="Heading_20_1" text:outline-level="1">Looking up Database Items</text:h>
      <text:p text:style-name="Text_20_body">The function for looking up database items is called <text:span text:style-name="T1">ham_find</text:span>. This function receives five parameters, of which two (reserved and flags) are always empty. The third parameter (key) receives a pointer to a full <text:span text:style-name="T1">ham_key_t</text:span> structure. If the key is found, the record of this key is returned in parameter four (<text:span text:style-name="T1">“record“</text:span>).</text:p>
      <text:p text:style-name="Sourcecode">ham_status_t<text:line-break/>ham_find(ham_db_t *db, void *reserved, ham_key_t *key,<text:line-break/> <text:s text:c="8"/>ham_record_t *record, ham_u32_t flags);<text:line-break/></text:p>
      <text:p text:style-name="Text_20_body">An example demonstrates the use:</text:p>
      <text:p text:style-name="Sourcecode">ham_status_t st;<text:line-break/>ham_key_t key;<text:line-break/>ham_record_t record;</text:p>
      <text:p text:style-name="Sourcecode">memset(&amp;key, 0, sizeof(key));<text:line-break/>memset(&amp;record, 0, sizeof(record));<text:line-break/>key.data="color";<text:line-break/>key.size=strlen(key.data)+1; /* +1 for the terminating zero-byte */</text:p>
      <text:p text:style-name="P8">if ((st=ham_find(db, NULL, &amp;key, &amp;record, 0))!=HAM_SUCCESS) {<text:line-break/> <text:s text:c="7"/>printf(“ham_find failed: %d (%s)\n“, st, ham_strerror(st));<text:line-break/> <text:s text:c="7"/>exit(-1);<text:line-break/>}</text:p>
      <text:p text:style-name="Text_20_body">If you followed the tutorial, <text:span text:style-name="T1">record.data</text:span> will now point to „green“ and <text:span text:style-name="T1">record.size</text:span> will be 6.</text:p>
      <text:p text:style-name="Text_20_body">Please bear in mind that <text:span text:style-name="T1">record.data</text:span> is a temporary pointer which is allocated by hamsterdb. Other calls to hamsterdb API functions can overwrite this pointer. If you want to avoid this behaviour, you can allocate the pointer on your own and set the flag <text:span text:style-name="T1">HAM_RECORD_USER_ALLOC</text:span>. In this case, it is the programmer's responsibility to make sure that the allocated memory is actually large enough for the data!</text:p>
      <text:p text:style-name="Sourcecode">memset(&amp;record, 0, sizeof(record));<text:line-break/><text:span text:style-name="T3">record.flags=HAM_RECORD_USER_ALLOC;<text:line-break/>record.data=malloc(6);</text:span></text:p>
      <text:p text:style-name="Sourcecode">if ((st=ham_find(db, NULL, &amp;key, &amp;record, 0))!=HAM_SUCCESS) {<text:line-break/> <text:s text:c="3"/>// ...</text:p>
      <text:h text:style-name="Heading_20_1" text:outline-level="1">Working with Database Cursors</text:h>
      <text:p text:style-name="Text_20_body">A database cursor (C++ programmers may prefer the term „iterator“) is a pointer to a database item. You can use it to traverse the database and to enumerate all items. You can enumerate items from front to back or vice versa. You can also use a cursor to look up a key, or to replace, delete and insert items.</text:p>
      <text:p text:style-name="Text_20_body">This chapter explains how to create and use database cursors.</text:p>
      <text:h text:style-name="Heading_20_2" text:outline-level="2">Creating a Database Cursor</text:h>
      <text:p text:style-name="Text_20_body">Cursors are managed using a <text:span text:style-name="T1">ham_cursor_t</text:span> structure. You can allocate such a cursor structure with the <text:span text:style-name="T1">ham_cursor_create</text:span> method. The first parameter is always the <text:span text:style-name="T1">ham_db_t</text:span> handle of the database on which this cursor operates. The second and the third parameters are not yet used; always set them to <text:span text:style-name="T1">NULL</text:span> and<text:span text:style-name="T1"> 0</text:span> respectively. Here is the declaration of the function:</text:p>
      <text:p text:style-name="P9">ham_status_t <text:line-break/>ham_cursor_create(ham_db_t *db, void *reserved, <text:line-break/> <text:s text:c="17"/>ham_u32_t flags, ham_cursor_t **cursor);</text:p>
      <text:p text:style-name="Standard">And here is an example of the usage:<text:tab/></text:p>
      <text:p text:style-name="Sourcecode"><text:span text:style-name="T3">ham_cursor_t *cursor;</text:span><text:line-break/><text:span text:style-name="T5">ham_status_t st;</text:span></text:p>
      <text:p text:style-name="Sourcecode"><text:span text:style-name="T3">if ((st=ham_cursor_create(db, NULL, 0, &amp;cursor))) {</text:span><text:line-break/> <text:s text:c="3"/>// ...</text:p>
      <text:p text:style-name="Standard">The new cursor now doesn't point to any item in the database.<text:tab/></text:p>
      <text:h text:style-name="Heading_20_2" text:outline-level="2">Moving Database Cursors</text:h>
      <text:p text:style-name="Text_20_body">The new cursor is not yet of much use. Since it does not point to an item, some operations (i.e. deleting the current item) will fail. To use the cursor, we have to position it on an item.</text:p>
      <text:p text:style-name="Text_20_body">With <text:span text:style-name="T1">ham_cursor_move</text:span>, you can move the cursor to the first, last, next or previous item in the database. Here is the declaration of the function:</text:p>
      <text:p text:style-name="P9">ham_status_t <text:line-break/>ham_cursor_move(ham_cursor_t *cursor, ham_key_t *key, <text:line-break/> <text:s text:c="15"/>ham_record_t *record, ham_u32_t flags);</text:p>
      <text:p text:style-name="Standard">This function sets the cursor to the type which is specified in the flags. This can be one of <text:span text:style-name="T1">HAM_CURSOR_FIRST</text:span>, <text:span text:style-name="T1">HAM_CURSOR_LAST</text:span>, <text:span text:style-name="T1">HAM_CURSOR_NEXT</text:span> or <text:span text:style-name="T1">HAM_CURSOR_PREVIOUS</text:span>. If you do not specify any direction, the cursor will remain on the current position.</text:p>
      <text:p text:style-name="Standard"/>
      <text:p text:style-name="Standard">If a cursor does not point to any database item, and you move it to <text:span text:style-name="T1">HAM_CURSOR_NEXT</text:span> (or <text:span text:style-name="T1">HAM_CURSOR_PREVIOUS</text:span>), hamsterdb will automatically move the cursor to the first (or last) element.</text:p>
      <text:p text:style-name="Standard"/>
      <text:p text:style-name="Standard">The key and record parameters are optional. After moving the cursor, the key and the record of the new database item will be copied to key or record, if key or record are not <text:span text:style-name="T1">NULL</text:span>. </text:p>
      <text:p text:style-name="Standard"/>
      <text:p text:style-name="Standard">This short example creates a cursor and traverses the database from the first to the last element, printing every database key. (It is assumed that the key is of type <text:span text:style-name="T1">char *</text:span>, and can be printed with <text:span text:style-name="T1">printf(“%s“)</text:span>).</text:p>
      <text:p text:style-name="Sourcecode"><text:span text:style-name="T5">ham_cursor_t *cursor;</text:span><text:line-break/><text:span text:style-name="T5">ham_status_t st;<text:line-break/>ham_key_t key;</text:span></text:p>
      <text:p text:style-name="Sourcecode"><text:span text:style-name="T5">if ((st=ham_cursor_create(db, NULL, 0, &amp;cursor)))</text:span><text:line-break/> <text:s text:c="3"/>// ...</text:p>
      <text:p text:style-name="P8">while (1) {<text:line-break/> <text:s text:c="3"/>st=ham_cursor_move(cursor, &amp;key, NULL, HAM_CURSOR_NEXT);<text:line-break/> <text:s text:c="3"/>if (st!=HAM_STATUS_OK) {<text:line-break/> <text:s text:c="7"/>if (st==HAM_KEY_NOT_FOUND)<text:line-break/> <text:s text:c="11"/>break; // reached the end of the database<text:line-break/> <text:s text:c="7"/>else<text:line-break/> <text:s text:c="11"/>printf(“database error: %d\n“, st);<text:line-break/> <text:s text:c="7"/>exit(-1);<text:line-break/> <text:s text:c="3"/>}<text:line-break/><text:line-break/> <text:s text:c="3"/>printf(“key: %s\n“, (char *)key.data);<text:line-break/>}</text:p>
      <text:p text:style-name="Standard">Since we are only interested in the keys of the database items, we do not request the record. Therefore, the third parameter of <text:span text:style-name="T1">ham_cursor_move</text:span> is always <text:span text:style-name="T1">NULL</text:span>.</text:p>
      <text:p text:style-name="Standard"/>
      <text:p text:style-name="Standard"><text:span text:style-name="T1">ham_cursor_move</text:span> will return <text:span text:style-name="T1">HAM_KEY_NOT_FOUND</text:span> if the cursor points to the last item in the database and the next item is requested, or if the cursor points to the first item and the previous item is requested.</text:p>
      <text:h text:style-name="Heading_20_2" text:outline-level="2">Inserting Database Items with Cursors</text:h>
      <text:p text:style-name="Text_20_body"><text:span text:style-name="T1">ham_cursor_insert</text:span> has the same behaviour as <text:span text:style-name="T1">ham_insert</text:span>. If the item is inserted successfully, the cursor will point to the new item. Otherwise, the cursor is not modified. Here is the declaration of <text:span text:style-name="T1">ham_cursor_insert</text:span>:</text:p>
      <text:p text:style-name="P9">ham_status_t <text:line-break/>ham_cursor_insert(ham_cursor_t *cursor, ham_key_t *key, <text:line-break/> <text:s text:c="17"/>ham_record_t *record, ham_u32_t flags);</text:p>
      <text:p text:style-name="Standard">And here is an example of the usage:<text:tab/></text:p>
      <text:p text:style-name="Sourcecode"><text:span text:style-name="T3">ham_key_t key;<text:line-break/>ham_record_t record;</text:span><text:line-break/><text:span text:style-name="T5">ham_status_t st;</text:span></text:p>
      <text:p text:style-name="P9">memset(&amp;key, 0, sizeof(key));<text:line-break/>key.data=“hello“;<text:line-break/>key.size=5;<text:line-break/><text:line-break/>memset(&amp;record, 0, sizeof(record));<text:line-break/>record.data=“world“;<text:line-break/>record.size=6;</text:p>
      <text:p text:style-name="Sourcecode"><text:span text:style-name="T3">if ((st=ham_cursor_insert(cursor, &amp;key, &amp;record, 0))) {</text:span><text:line-break/> <text:s text:c="3"/>// ...</text:p>
      <text:h text:style-name="Heading_20_2" text:outline-level="2">Looking up Database Items with Cursors</text:h>
      <text:p text:style-name="Text_20_body">You can use cursors to search for database records. The function <text:span text:style-name="T1">ham_cursor_find</text:span> tries to search for a key, and positions the database cursor on the item with this key. If the item is not found, the cursor is not modified. The <text:span text:style-name="T1">flags</text:span> parameter is unused - set it to <text:span text:style-name="T1">0</text:span>.</text:p>
      <text:p text:style-name="P9">ham_status_t <text:line-break/>ham_cursor_find(ham_cursor_t *cursor, ham_key_t *key, <text:line-break/> <text:s text:c="15"/>ham_u32_t flags);</text:p>
      <text:p text:style-name="Standard">When the cursor points to a database item, you can delete the item (with <text:span text:style-name="T1">ham_cursor_erase</text:span>), replace the record (with <text:span text:style-name="T1">ham_cursor_replace</text:span>), or just fetch the record (with <text:span text:style-name="T1">ham_cursor_move</text:span>). The following code demonstrates how to fetch the record with <text:span text:style-name="T1">ham_cursor_move</text:span>:</text:p>
      <text:p text:style-name="Sourcecode"><text:span text:style-name="T3">ham_key_t key;<text:line-break/>ham_record_t record;</text:span><text:line-break/><text:span text:style-name="T5">ham_status_t st;</text:span></text:p>
      <text:p text:style-name="Sourcecode"><text:span text:style-name="T5">memset(&amp;key, 0, sizeof(key));<text:line-break/>key.data=“hello“;<text:line-break/>key.size=5;<text:line-break/><text:line-break/>memset(&amp;record, 0, sizeof(record));<text:line-break/><text:line-break/></text:span><text:span text:style-name="T3">if ((st=ham_cursor_insert(cursor, &amp;key, &amp;record, 0)))</text:span><text:line-break/> <text:s text:c="3"/>// ...<text:line-break/><text:span text:style-name="T3">if ((st=ham_cursor_move(cursor, 0, &amp;record, 0)))</text:span><text:line-break/> <text:s text:c="3"/>// ...</text:p>
      <text:p text:style-name="Standard">Note that although we call <text:span text:style-name="T1">ham_cursor_move</text:span>, the cursor is not moved at all because we have not specified a direction flag. Therefore, <text:span text:style-name="T1">ham_cursor_move</text:span> just returns the record of the current item.</text:p>
      <text:h text:style-name="Heading_20_2" text:outline-level="2">Replacing Database Items with Cursors</text:h>
      <text:p text:style-name="Text_20_body">To replace the record of the current item, call <text:span text:style-name="T1">ham_cursor_replace</text:span> with a pointer to a <text:span text:style-name="T1">ham_record_t</text:span> structure which contains the new record. The third parameter, <text:span text:style-name="T1">flags</text:span>, is unused, set it to <text:span text:style-name="T1">0</text:span>. </text:p>
      <text:p text:style-name="P9">ham_status_t <text:line-break/>ham_cursor_replace(ham_cursor_t *cursor, ham_record_t *record, <text:line-break/> <text:s text:c="15"/>ham_u32_t flags);</text:p>
      <text:p text:style-name="Standard">If you try to replace an item while the cursor does not point to an item, hamsterdb returns <text:span text:style-name="T1">HAM_CURSOR_IS_NIL</text:span>.</text:p>
      <text:h text:style-name="Heading_20_2" text:outline-level="2">Deleting Database Items with Cursors</text:h>
      <text:p text:style-name="Text_20_body">To delete a record using a cursor, position the cursor to the record you want to delete then call <text:s/><text:span text:style-name="T1">ham_cursor_erase</text:span>. The third parameter, <text:span text:style-name="T1">flags</text:span>, is unused; set it to <text:span text:style-name="T1">0</text:span>. </text:p>
      <text:p text:style-name="P9">ham_status_t <text:line-break/>ham_cursor_erase(ham_cursor_t *cursor, ham_u32_t flags);</text:p>
      <text:p text:style-name="Standard">If you try to delete an item, but the cursor does not point to an item, hamsterdb returns <text:span text:style-name="T1">HAM_CURSOR_IS_NIL</text:span>.</text:p>
      <text:h text:style-name="Heading_20_2" text:outline-level="2">Cloning a Database Cursor</text:h>
      <text:p text:style-name="Text_20_body">hamsterdb provides a convenient function to clone an existing cursor. <text:span text:style-name="T1">ham_cursor_clone</text:span> creates an exact copy of a cursor which points to the same database item as the original cursor.</text:p>
      <text:p text:style-name="P9">ham_status_t <text:line-break/>ham_cursor_clone(ham_cursor_t *src, ham_cursor_t **dest);</text:p>
      <text:h text:style-name="Heading_20_2" text:outline-level="2">Closing a Database Cursor</text:h>
      <text:p text:style-name="Text_20_body">When you finished working with a database cursor, you have to close and free it. This will prevent memory leaks. All cursors must be closed before the database is closed. </text:p>
      <text:p text:style-name="P9">ham_status_t <text:line-break/>ham_cursor_close(ham_cursor_t *cursor);</text:p>
      <text:h text:style-name="Heading_20_1" text:outline-level="1">Closing a Database</text:h>
      <text:p text:style-name="Text_20_body">Database handles are closed with <text:span text:style-name="T1">ham_close</text:span>. This function implicitly calls <text:span text:style-name="T1">ham_flush</text:span>, writes the modified file to disk and closes the file handle. If you forget to call this function, you will lose your data and the database may be corrupted!</text:p>
      <text:p text:style-name="P9">ham_status_t <text:line-break/>ham_close(ham_db_t *db);</text:p>
      <text:p text:style-name="Standard">Note that this function does not delete the database handle, which was allocated with <text:span text:style-name="T1">ham_new</text:span>. The database handle is still valid, and you can reuse it and open or create other databases.</text:p>
      <text:p text:style-name="Standard"/>
      <text:p text:style-name="Standard">If you do not want to reuse the database handle, you have to delete it with <text:span text:style-name="T1">ham_delete</text:span>.</text:p>
      <text:p text:style-name="P9">ham_status_t <text:line-break/>ham_delete(ham_db_t *db);</text:p>
      <text:h text:style-name="Heading_20_1" text:outline-level="1">Working with Database Environments</text:h>
      <text:p text:style-name="Text_20_body">Sometimes, it's practical to have several databases in one physical file. It makes backing up easier, because only one file instead of multiple files has to be copied. Databases, which belong together, can be grouped to one physical file, and the file system does not get filled up with many files. </text:p>
      <text:p text:style-name="Text_20_body">This functionality is provided by Database Environments. A Database Environment can either be file-based or in-memory based (but not both in the same time). </text:p>
      <text:p text:style-name="Text_20_body">The major difference to file-based databases is the database name. So far, each database had a file name. Now, each file name is no longer a string, but a 16 bit wide identifier. The values 0 and above 0xf000 are reserved.</text:p>
      <text:p text:style-name="Text_20_body">Environment files have the same format like normal database files. It's therefore possible to use a database file as an Environment file, and vice versa. When a database opens an Environment file, it will automatically load the first database.</text:p>
      <text:p text:style-name="Text_20_body">The following chapter shows how to create or open Environments, how to create, open, rename or delete databases from Environment files, and other things you should learn in order to work with Environments.</text:p>
      <text:p text:style-name="Text_20_body">For a complete sample on how to use Environments, see the file <text:span text:style-name="T2">samples/env1.c</text:span>. This sample creates two databases - one for customers, one for orders. It fills them, and then prints a list of all customers and their orders.</text:p>
      <text:h text:style-name="Heading_20_2" text:outline-level="2">Creating a new Environment</text:h>
      <text:p text:style-name="Text_20_body">Creating a new Environment is a two-step process, similar to creating a new database. First, you allocate a new Environment handle (of type <text:span text:style-name="T1">ham_env_t *</text:span>), then you create the Environment. The functions are declared in <text:span text:style-name="T2">include/ham/hamsterdb.h</text:span> as follows:</text:p>
      <text:p text:style-name="Sourcecode">ham_status_t<text:line-break/>ham_new_env(ham_env_t **env);</text:p>
      <text:p text:style-name="Sourcecode">ham_status_t<text:line-break/>ham_env_create(ham_env_t *env, const char *filename, ham_u32_t flags,<text:line-break/> <text:s text:c="10"/>ham_u32_t mode);</text:p>
      <text:p text:style-name="Sourcecode">ham_status_t<text:line-break/>ham_env_create_ex(ham_env_t *env, const char *filename, ham_u32_t flags,<text:line-break/> <text:s text:c="13"/>ham_u32_t mode, ham_parameter_t *param);<text:line-break/></text:p>
      <text:p text:style-name="Text_20_body">Again, <text:span text:style-name="T1">ham_env_create_ex</text:span> expects a variable length parameter list; the parameters <text:span text:style-name="T1">HAM_PARAM_PAGESIZE</text:span> and <text:span text:style-name="T1">HAM_PARAM_CACHESIZE</text:span> are supported. See the section "Creating a Database" for more information about parameter lists and about the mode parameter.</text:p>
      <text:p text:style-name="Text_20_body">All other parameters are similar to their counterparts <text:span text:style-name="T1">ham_create</text:span> and <text:span text:style-name="T1">ham_create_ex</text:span>.</text:p>
      <text:p text:style-name="Text_20_body">Here's the code to create a hamsterdb Environment:</text:p>
      <text:p text:style-name="Sourcecode">#include &lt;stdio.h&gt; <text:s/>// for printf<text:line-break/>#include &lt;stdlib.h&gt; // for exit<text:line-break/>#include &lt;ham/hamsterdb.h&gt;</text:p>
      <text:p text:style-name="Sourcecode">int <text:line-break/>main(int argc, char **argv)<text:line-break/>{<text:line-break/> <text:s text:c="3"/>ham_status_t st;<text:line-break/> <text:s text:c="3"/>ham_env_t *env;</text:p>
      <text:p text:style-name="Sourcecode"><text:s text:c="4"/><text:span text:style-name="T3">if ((st=ham_env_new(&amp;env))!=HAM_SUCCESS) {<text:line-break/> <text:s text:c="7"/>printf(“ham_env_new failed: %d (%s)\n“, st, ham_strerror(st));<text:line-break/> <text:s text:c="7"/>exit(-1);<text:line-break/> <text:s text:c="3"/>}</text:span></text:p>
      <text:p text:style-name="P8"><text:s text:c="4"/>if ((st=ham_env_create(env, “test.db“, 0, 0664))!=HAM_SUCCESS) {<text:line-break/> <text:s text:c="7"/>printf(“ham_env_create failed: %d (%s)\n“, st, ham_strerror(st));<text:line-break/> <text:s text:c="7"/>exit(-1);<text:line-break/> <text:s text:c="3"/>}</text:p>
      <text:p text:style-name="Sourcecode"><text:s text:c="4"/>// ...</text:p>
      <text:h text:style-name="Heading_20_3" text:outline-level="3">Creating In-Memory Environments</text:h>
      <text:p text:style-name="Text_20_body">Environments do not have to be file-based, they can also reside in the RAM.</text:p>
      <text:p text:style-name="Text_20_body">While you gain more performance, it's not possible to delete existing databases from an Environment (with ham_env_erase_db), and you cannot open previously existing databases - as soon as you close the database, it is gone and there's no way to restore it.</text:p>
      <text:p text:style-name="Text_20_body">To create an in-memory Environment, call ham_env_create with the flag HAM_IN_MEMORY_DB. Since in-memory databases are not written to disk, the filename-parameter is ignored and should be NULL. Also, note that the cache size (which can be specified with ham_env_create_ex) must be 0, and the flag HAM_CACHE_STRICT is forbidden.</text:p>
      <text:p text:style-name="Text_20_body">Here is a snippet to create an in-memory Environment:</text:p>
      <text:p text:style-name="P8"><text:s text:c="4"/>if ((st=ham_env_create(env, NULL, HAM_IN_MEMORY_DB,<text:line-break/> <text:s text:c="12"/>0))!=HAM_SUCCESS) {<text:line-break/> <text:s text:c="7"/>printf(“ham_env_create failed: %d (%s)\n“, st, ham_strerror(st));<text:line-break/> <text:s text:c="7"/>exit(-1);<text:line-break/> <text:s text:c="3"/>}</text:p>
      <text:h text:style-name="Heading_20_2" text:outline-level="2">Opening an Environment</text:h>
      <text:p text:style-name="Text_20_body">The procedure of opening an Environment is again quite similar to opening a database. First, an Environment handle is allocated (<text:span text:style-name="T1">ham_env_new</text:span>), then the file is opened with either <text:span text:style-name="T1">ham_env_open</text:span> or the extended version <text:span text:style-name="T1">ham_env_open_ex</text:span>.</text:p>
      <text:p text:style-name="Sourcecode">ham_status_t<text:line-break/>ham_env_open(ham_env_t *env, const char *filename, ham_u32_t flags);</text:p>
      <text:p text:style-name="Sourcecode">ham_status_t<text:line-break/>ham_env_open_ex(ham_env_t *env, const char *filename, ham_u32_t flags,<text:line-break/> <text:s text:c="13"/>ham_parameter_t *param);</text:p>
      <text:p text:style-name="Text_20_body">Again, <text:span text:style-name="T1">ham_env_open_ex</text:span> expects a variable length parameter list. The only accepted parameter is the cache size (<text:span text:style-name="T1">HAM_PARAM_CACHESIZE</text:span>). See the section "Creating a Database" on more information about parameter lists.</text:p>
      <text:p text:style-name="Text_20_body">You can specify the flag <text:span text:style-name="T1">HAM_READ_ONLY</text:span> to open the file in read-only mode. In this mode it's not possible to create new databases or to rename existing databases in this Environment. All write modifications will fail with error <text:span text:style-name="T1">HAM_DB_READ_ONLY</text:span>.</text:p>
      <text:h text:style-name="Heading_20_2" text:outline-level="2">Creating a Database in an Environment</text:h>
      <text:p text:style-name="Text_20_body">To create a new database in an Environment, you need a valid database handle (allocated with <text:span text:style-name="T1">ham_new</text:span>). Then call <text:span text:style-name="T1">ham_env_create_db</text:span> with this database handle.</text:p>
      <text:p text:style-name="Sourcecode">ham_status_t<text:line-break/>ham_env_create_db(ham_env_t *env, ham_db_t *db,<text:line-break/> <text:s text:c="7"/>ham_u16_t name, ham_u32_t flags, ham_parameter_t *params);</text:p>
      <text:p text:style-name="Text_20_body">The third parameter of <text:span text:style-name="T1">ham_env_create_db</text:span> is the name of the new database – a unique identifier in this Environment. The values 0 and everything above (and including) 0xf000 are reserved and forbidden to use. Here is a short example, copied from <text:span text:style-name="T2">samples/env1.c</text:span>.</text:p>
      <text:p text:style-name="P8">#define DBNAME_CUSTOMER <text:s text:c="4"/>1</text:p>
      <text:p text:style-name="Sourcecode">ham_db_t *db;<text:line-break/>ham_status_t st;</text:p>
      <text:p text:style-name="Sourcecode">st=ham_new(&amp;db);<text:line-break/>if (st!=HAM_SUCCESS)<text:line-break/> <text:s text:c="3"/>error("ham_new", st);</text:p>
      <text:p text:style-name="Sourcecode"><text:span text:style-name="T3">st=ham_env_create_db(env, db, DBNAME_CUSTOMER, 0, 0);<text:line-break/>if (st!=HAM_SUCCESS) {<text:line-break/> <text:s text:c="3"/>printf(“ham_env_create_db failed: %d (%s)\n“, st, ham_strerror(st));<text:line-break/> <text:s text:c="3"/>exit(-1);<text:line-break/>}<text:line-break/></text:span></text:p>
      <text:p text:style-name="Text_20_body">You can now use the database handle as you're used to, i.e. for cursor <text:s/>operations or inserting/erasing values etc. To close the database, use <text:span text:style-name="T1">ham_close</text:span>, then delete the database handle with <text:span text:style-name="T1">ham_delete</text:span>.</text:p>
      <text:h text:style-name="Heading_20_2" text:outline-level="2">Opening a Database in an Environment</text:h>
      <text:p text:style-name="Text_20_body">To open an existing database in an Environment, you need a valid database handle (allocated with <text:span text:style-name="T1">ham_new</text:span>). Then call <text:span text:style-name="T1">ham_env_create_db</text:span> with this database handle.</text:p>
      <text:p text:style-name="Sourcecode">ham_status_t<text:line-break/>ham_env_open_db(ham_env_t *env, ham_db_t *db,<text:line-break/> <text:s text:c="7"/>ham_u16_t name, ham_u32_t flags, ham_parameter_t *params);</text:p>
      <text:p text:style-name="Text_20_body">The third parameter of <text:span text:style-name="T1">ham_env_open_db</text:span> is the name of the new database. If a database with this name is not found, error <text:span text:style-name="T1">HAM_DATABASE_NOT_FOUND</text:span> is returned.</text:p>
      <text:p text:style-name="Sourcecode"><text:span text:style-name="T3">st=ham_env_open_db(env, db, DBNAME_CUSTOMER, 0, 0);<text:line-break/>if (st!=HAM_SUCCESS) {<text:line-break/> <text:s text:c="3"/>printf(“ham_env_open_db failed: %d (%s)\n“, st, ham_strerror(st));<text:line-break/> <text:s text:c="3"/>exit(-1);<text:line-break/>}</text:span></text:p>
      <text:p text:style-name="Text_20_body">You can now use the database handle as you're used to, i.e. for cursor operations or inserting/erasing values etc. To close the database, use <text:span text:style-name="T1">ham_close</text:span>, then delete the database handle with <text:span text:style-name="T1">ham_delete</text:span>.</text:p>
      <text:h text:style-name="Heading_20_2" text:outline-level="2">Renaming a Database in an Environment</text:h>
      <text:p text:style-name="Text_20_body">You can rename databases in an Environment with <text:span text:style-name="T1">ham_env_rename_db</text:span>. This function is declared as follows:</text:p>
      <text:p text:style-name="Sourcecode">ham_status_t<text:line-break/>ham_env_rename_db(ham_env_t *env, ham_u16_t oldname,<text:line-break/> <text:s text:c="15"/>ham_u16_t newname, ham_u32_t flags);</text:p>
      <text:p text:style-name="P2">It's not a problem if a database with this name is already open.</text:p>
      <text:p text:style-name="Text_20_body">The function returns <text:span text:style-name="T1">HAM_DATABASE_NOT_FOUND</text:span> if the database with the old name is not found, and <text:span text:style-name="T1">HAM_DATABASE_ALREADY_EXISTS</text:span> if a database with the new name already exists.</text:p>
      <text:h text:style-name="Heading_20_2" text:outline-level="2">Removing a Database from an Environment</text:h>
      <text:p text:style-name="Text_20_body">Unlike calls to <text:span text:style-name="T1">ham_env_rename_db</text:span>, <text:span text:style-name="T1">ham_env_erase_db</text:span> makes sure that the database, which you want to delete, is not open. If the database is still open, error <text:span text:style-name="T1">HAM_DATABASE_ALREADY_OPEN</text:span> is returned. Otherwise, the database is deleted from the Environment. This can be a costly operation, because all the allocated file pages are moved to the freelist, in order to reuse them at a later stage.</text:p>
      <text:p text:style-name="Sourcecode">ham_status_t<text:line-break/>ham_env_erase_db(ham_env_t *env, ham_u16_t name, ham_u32_t flags);</text:p>
      <text:h text:style-name="Heading_20_2" text:outline-level="2">Closing an Environment</text:h>
      <text:p text:style-name="Text_20_body">To close an Environment, use <text:span text:style-name="T1">ham_env_close</text:span>. To delete the memory allocated by the <text:span text:style-name="T1">ham_env_t</text:span> handle, use <text:span text:style-name="T1">ham_env_delete</text:span>.</text:p>
      <text:p text:style-name="Sourcecode">ham_status_t<text:line-break/>ham_env_close(ham_env_t *env);</text:p>
      <text:p text:style-name="Sourcecode">ham_status_t<text:line-break/>ham_env_delete(ham_env_t *env);</text:p>
      <text:p text:style-name="Text_20_body">Note that this function will fail, if you still have open database handles from this Environment. In this case, <text:span text:style-name="T1">ham_env_close</text:span> will fail with <text:span text:style-name="T1">HAM_ENV_NOT_EMPTY</text:span>.</text:p>
      <text:h text:style-name="Heading_20_1" text:outline-level="1">Appendix I: The GNU General Public License</text:h>
      <text:p text:style-name="P10"><text:s text:c="19"/>GNU GENERAL PUBLIC LICENSE</text:p>
      <text:p text:style-name="Preformatted_20_Text"><text:s text:c="23"/>Version 2, June 1991</text:p>
      <text:p text:style-name="Preformatted_20_Text"/>
      <text:p text:style-name="Preformatted_20_Text"><text:s/>Copyright (C) 1989, 1991 Free Software Foundation, Inc.,</text:p>
      <text:p text:style-name="Preformatted_20_Text"><text:s/>51 Franklin Street, Fifth Floor, Boston, MA 02110-1301 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text:s text:c="28"/>Preamble</text:p>
      <text:p text:style-name="Preformatted_20_Text"/>
      <text:p text:style-name="Preformatted_20_Text"><text:s text:c="2"/>The licenses for most software are designed to take away your</text:p>
      <text:p text:style-name="Preformatted_20_Text">freedom to share and change it. <text:s/>By contrast, the GNU General Public</text:p>
      <text:p text:style-name="Preformatted_20_Text">License is intended to guarantee your freedom to share and change free</text:p>
      <text:p text:style-name="Preformatted_20_Text">software--to make sure the software is free for all its users. <text:s/>This</text:p>
      <text:p text:style-name="Preformatted_20_Text">General Public License applies to most of the Free Software</text:p>
      <text:p text:style-name="Preformatted_20_Text">Foundation's software and to any other program whose authors commit to</text:p>
      <text:p text:style-name="Preformatted_20_Text">using it. <text:s/>(Some other Free Software Foundation software is covered by</text:p>
      <text:p text:style-name="Preformatted_20_Text">the GNU Lesser General Public License instead.) <text:s/>You can apply it to</text:p>
      <text:p text:style-name="Preformatted_20_Text">your programs, too.</text:p>
      <text:p text:style-name="Preformatted_20_Text"/>
      <text:p text:style-name="Preformatted_20_Text"><text:s text:c="2"/>When we speak of free software, we are referring to freedom, not</text:p>
      <text:p text:style-name="Preformatted_20_Text">price. <text:s/>Our General Public Licenses are designed to make sure that you</text:p>
      <text:p text:style-name="Preformatted_20_Text">have the freedom to distribute copies of free software (and charge for</text:p>
      <text:p text:style-name="Preformatted_20_Text">this service if you wish), that you receive source code or can get it</text:p>
      <text:p text:style-name="Preformatted_20_Text">if you want it, that you can change the software or use pieces of it</text:p>
      <text:p text:style-name="Preformatted_20_Text">in new free programs; and that you know you can do these things.</text:p>
      <text:p text:style-name="Preformatted_20_Text"/>
      <text:p text:style-name="Preformatted_20_Text"><text:s text:c="2"/>To protect your rights, we need to make restrictions that forbid</text:p>
      <text:p text:style-name="Preformatted_20_Text">anyone to deny you these rights or to ask you to surrender the rights.</text:p>
      <text:p text:style-name="Preformatted_20_Text">These restrictions translate to certain responsibilities for you if you</text:p>
      <text:p text:style-name="Preformatted_20_Text">distribute copies of the software, or if you modify it.</text:p>
      <text:p text:style-name="Preformatted_20_Text"/>
      <text:p text:style-name="Preformatted_20_Text"><text:s text:c="2"/>For example, if you distribute copies of such a program, whether</text:p>
      <text:p text:style-name="Preformatted_20_Text">gratis or for a fee, you must give the recipients all the rights that</text:p>
      <text:p text:style-name="Preformatted_20_Text">you have. <text:s/>You must make sure that they, too, receive or can get the</text:p>
      <text:p text:style-name="Preformatted_20_Text">source code. <text:s/>And you must show them these terms so they know their</text:p>
      <text:p text:style-name="Preformatted_20_Text">rights.</text:p>
      <text:p text:style-name="Preformatted_20_Text"/>
      <text:p text:style-name="Preformatted_20_Text"><text:s text:c="2"/>We protect your rights with two steps: (1) copyright the software, and</text:p>
      <text:p text:style-name="Preformatted_20_Text">(2) offer you this license which gives you legal permission to copy,</text:p>
      <text:p text:style-name="Preformatted_20_Text">distribute and/or modify the software.</text:p>
      <text:p text:style-name="Preformatted_20_Text"/>
      <text:p text:style-name="Preformatted_20_Text"><text:s text:c="2"/>Also, for each author's protection and ours, we want to make certain</text:p>
      <text:p text:style-name="Preformatted_20_Text">that everyone understands that there is no warranty for this free</text:p>
      <text:p text:style-name="Preformatted_20_Text">software. <text:s/>If the software is modified by someone else and passed on, we</text:p>
      <text:p text:style-name="Preformatted_20_Text">want its recipients to know that what they have is not the original, so</text:p>
      <text:p text:style-name="Preformatted_20_Text">that any problems introduced by others will not reflect on the original</text:p>
      <text:p text:style-name="Preformatted_20_Text">authors' reputations.</text:p>
      <text:p text:style-name="Preformatted_20_Text"/>
      <text:p text:style-name="Preformatted_20_Text"><text:s text:c="2"/>Finally, any free program is threatened constantly by software</text:p>
      <text:p text:style-name="Preformatted_20_Text">patents. <text:s/>We wish to avoid the danger that redistributors of a free</text:p>
      <text:p text:style-name="Preformatted_20_Text">program will individually obtain patent licenses, in effect making the</text:p>
      <text:p text:style-name="Preformatted_20_Text">program proprietary. <text:s/>To prevent this, we have made it clear that any</text:p>
      <text:p text:style-name="Preformatted_20_Text">patent must be licensed for everyone's free use or not licensed at all.</text:p>
      <text:p text:style-name="Preformatted_20_Text"/>
      <text:p text:style-name="Preformatted_20_Text"><text:s text:c="2"/>The precise terms and conditions for copying, distribution and</text:p>
      <text:p text:style-name="Preformatted_20_Text">modification follow.</text:p>
      <text:p text:style-name="Preformatted_20_Text"/>
      <text:p text:style-name="Preformatted_20_Text"><text:s text:c="20"/>GNU GENERAL PUBLIC LICENSE</text:p>
      <text:p text:style-name="Preformatted_20_Text"><text:s text:c="3"/>TERMS AND CONDITIONS FOR COPYING, DISTRIBUTION AND MODIFICATION</text:p>
      <text:p text:style-name="Preformatted_20_Text"/>
      <text:p text:style-name="Preformatted_20_Text"><text:s text:c="2"/>0. This License applies to any program or other work which contains</text:p>
      <text:p text:style-name="Preformatted_20_Text">a notice placed by the copyright holder saying it may be distributed</text:p>
      <text:p text:style-name="Preformatted_20_Text">under the terms of this General Public License. <text:s/>The "Program", below,</text:p>
      <text:p text:style-name="Preformatted_20_Text">refers to any such program or work, and a "work based on the Program"</text:p>
      <text:p text:style-name="Preformatted_20_Text">means either the Program or any derivative work under copyright law:</text:p>
      <text:p text:style-name="Preformatted_20_Text">that is to say, a work containing the Program or a portion of it,</text:p>
      <text:p text:style-name="Preformatted_20_Text">either verbatim or with modifications and/or translated into another</text:p>
      <text:p text:style-name="Preformatted_20_Text">language. <text:s/>(Hereinafter, translation is included without limitation in</text:p>
      <text:p text:style-name="Preformatted_20_Text">the term "modification".) <text:s/>Each licensee is addressed as "you".</text:p>
      <text:p text:style-name="Preformatted_20_Text"/>
      <text:p text:style-name="Preformatted_20_Text">Activities other than copying, distribution and modification are not</text:p>
      <text:p text:style-name="Preformatted_20_Text">covered by this License; they are outside its scope. <text:s/>The act of</text:p>
      <text:p text:style-name="Preformatted_20_Text">running the Program is not restricted, and the output from the Program</text:p>
      <text:p text:style-name="Preformatted_20_Text">is covered only if its contents constitute a work based on the</text:p>
      <text:p text:style-name="Preformatted_20_Text">Program (independent of having been made by running the Program).</text:p>
      <text:p text:style-name="Preformatted_20_Text">Whether that is true depends on what the Program does.</text:p>
      <text:p text:style-name="Preformatted_20_Text"/>
      <text:p text:style-name="Preformatted_20_Text"><text:s text:c="2"/>1. You may copy and distribute verbatim copies of the Program's</text:p>
      <text:p text:style-name="Preformatted_20_Text">source code as you receive it, in any medium, provided that you</text:p>
      <text:p text:style-name="Preformatted_20_Text">conspicuously and appropriately publish on each copy an appropriate</text:p>
      <text:p text:style-name="Preformatted_20_Text">copyright notice and disclaimer of warranty; keep intact all the</text:p>
      <text:p text:style-name="Preformatted_20_Text">notices that refer to this License and to the absence of any warranty;</text:p>
      <text:p text:style-name="Preformatted_20_Text">and give any other recipients of the Program a copy of this License</text:p>
      <text:p text:style-name="Preformatted_20_Text">along with the Program.</text:p>
      <text:p text:style-name="Preformatted_20_Text"/>
      <text:p text:style-name="Preformatted_20_Text">You may charge a fee for the physical act of transferring a copy, and</text:p>
      <text:p text:style-name="Preformatted_20_Text">you may at your option offer warranty protection in exchange for a fee.</text:p>
      <text:p text:style-name="Preformatted_20_Text"/>
      <text:p text:style-name="Preformatted_20_Text"><text:s text:c="2"/>2. You may modify your copy or copies of the Program or any portion</text:p>
      <text:p text:style-name="Preformatted_20_Text">of it, thus forming a work based on the Program, and copy and</text:p>
      <text:p text:style-name="Preformatted_20_Text">distribute such modifications or work under the terms of Section 1</text:p>
      <text:p text:style-name="Preformatted_20_Text">above, provided that you also meet all of these conditions:</text:p>
      <text:p text:style-name="Preformatted_20_Text"/>
      <text:p text:style-name="Preformatted_20_Text"><text:s text:c="4"/>a) You must cause the modified files to carry prominent notices</text:p>
      <text:p text:style-name="Preformatted_20_Text"><text:s text:c="4"/>stating that you changed the files and the date of any change.</text:p>
      <text:p text:style-name="Preformatted_20_Text"/>
      <text:p text:style-name="Preformatted_20_Text"><text:s text:c="4"/>b) You must cause any work that you distribute or publish, that in</text:p>
      <text:p text:style-name="Preformatted_20_Text"><text:s text:c="4"/>whole or in part contains or is derived from the Program or any</text:p>
      <text:p text:style-name="Preformatted_20_Text"><text:s text:c="4"/>part thereof, to be licensed as a whole at no charge to all third</text:p>
      <text:p text:style-name="Preformatted_20_Text"><text:s text:c="4"/>parties under the terms of this License.</text:p>
      <text:p text:style-name="Preformatted_20_Text"/>
      <text:p text:style-name="Preformatted_20_Text"><text:s text:c="4"/>c) If the modified program normally reads commands interactively</text:p>
      <text:p text:style-name="Preformatted_20_Text"><text:s text:c="4"/>when run, you must cause it, when started running for such</text:p>
      <text:p text:style-name="Preformatted_20_Text"><text:s text:c="4"/>interactive use in the most ordinary way, to print or display an</text:p>
      <text:p text:style-name="Preformatted_20_Text"><text:s text:c="4"/>announcement including an appropriate copyright notice and a</text:p>
      <text:p text:style-name="Preformatted_20_Text"><text:s text:c="4"/>notice that there is no warranty (or else, saying that you provide</text:p>
      <text:p text:style-name="Preformatted_20_Text"><text:s text:c="4"/>a warranty) and that users may redistribute the program under</text:p>
      <text:p text:style-name="Preformatted_20_Text"><text:s text:c="4"/>these conditions, and telling the user how to view a copy of this</text:p>
      <text:p text:style-name="Preformatted_20_Text"><text:s text:c="4"/>License. <text:s/>(Exception: if the Program itself is interactive but</text:p>
      <text:p text:style-name="Preformatted_20_Text"><text:s text:c="4"/>does not normally print such an announcement, your work based on</text:p>
      <text:p text:style-name="Preformatted_20_Text"><text:s text:c="4"/>the Program is not required to print an announcement.)</text:p>
      <text:p text:style-name="Preformatted_20_Text"/>
      <text:p text:style-name="Preformatted_20_Text">These requirements apply to the modified work as a whole. <text:s/>If</text:p>
      <text:p text:style-name="Preformatted_20_Text">identifiable sections of that work are not derived from the Program,</text:p>
      <text:p text:style-name="Preformatted_20_Text">and can be reasonably considered independent and separate works in</text:p>
      <text:p text:style-name="Preformatted_20_Text">themselves, then this License, and its terms, do not apply to those</text:p>
      <text:p text:style-name="Preformatted_20_Text">sections when you distribute them as separate works. <text:s/>But when you</text:p>
      <text:p text:style-name="Preformatted_20_Text">distribute the same sections as part of a whole which is a work based</text:p>
      <text:p text:style-name="Preformatted_20_Text">on the Program, the distribution of the whole must be on the terms of</text:p>
      <text:p text:style-name="Preformatted_20_Text">this License, whose permissions for other licensees extend to the</text:p>
      <text:p text:style-name="Preformatted_20_Text">entire whole, and thus to each and every part regardless of who wrote it.</text:p>
      <text:p text:style-name="Preformatted_20_Text"/>
      <text:p text:style-name="Preformatted_20_Text">Thus, it is not the intent of this section to claim rights or contest</text:p>
      <text:p text:style-name="Preformatted_20_Text">your rights to work written entirely by you; rather, the intent is to</text:p>
      <text:p text:style-name="Preformatted_20_Text">exercise the right to control the distribution of derivative or</text:p>
      <text:p text:style-name="Preformatted_20_Text">collective works based on the Program.</text:p>
      <text:p text:style-name="Preformatted_20_Text"/>
      <text:p text:style-name="Preformatted_20_Text">In addition, mere aggregation of another work not based on the Program</text:p>
      <text:p text:style-name="Preformatted_20_Text">with the Program (or with a work based on the Program) on a volume of</text:p>
      <text:p text:style-name="Preformatted_20_Text">a storage or distribution medium does not bring the other work under</text:p>
      <text:p text:style-name="Preformatted_20_Text">the scope of this License.</text:p>
      <text:p text:style-name="Preformatted_20_Text"/>
      <text:p text:style-name="Preformatted_20_Text"><text:s text:c="2"/>3. You may copy and distribute the Program (or a work based on it,</text:p>
      <text:p text:style-name="Preformatted_20_Text">under Section 2) in object code or executable form under the terms of</text:p>
      <text:p text:style-name="Preformatted_20_Text">Sections 1 and 2 above provided that you also do one of the following:</text:p>
      <text:p text:style-name="Preformatted_20_Text"/>
      <text:p text:style-name="Preformatted_20_Text"><text:s text:c="4"/>a) Accompany it with the complete corresponding machine-readable</text:p>
      <text:p text:style-name="Preformatted_20_Text"><text:s text:c="4"/>source code, which must be distributed under the terms of Sections</text:p>
      <text:p text:style-name="Preformatted_20_Text"><text:s text:c="4"/>1 and 2 above on a medium customarily used for software interchange; or,</text:p>
      <text:p text:style-name="Preformatted_20_Text"/>
      <text:p text:style-name="Preformatted_20_Text"><text:s text:c="4"/>b) Accompany it with a written offer, valid for at least three</text:p>
      <text:p text:style-name="Preformatted_20_Text"><text:s text:c="4"/>years, to give any third party, for a charge no more than your</text:p>
      <text:p text:style-name="Preformatted_20_Text"><text:s text:c="4"/>cost of physically performing source distribution, a complete</text:p>
      <text:p text:style-name="Preformatted_20_Text"><text:s text:c="4"/>machine-readable copy of the corresponding source code, to be</text:p>
      <text:p text:style-name="Preformatted_20_Text"><text:s text:c="4"/>distributed under the terms of Sections 1 and 2 above on a medium</text:p>
      <text:p text:style-name="Preformatted_20_Text"><text:s text:c="4"/>customarily used for software interchange; or,</text:p>
      <text:p text:style-name="Preformatted_20_Text"/>
      <text:p text:style-name="Preformatted_20_Text"><text:s text:c="4"/>c) Accompany it with the information you received as to the offer</text:p>
      <text:p text:style-name="Preformatted_20_Text"><text:s text:c="4"/>to distribute corresponding source code. <text:s/>(This alternative is</text:p>
      <text:p text:style-name="Preformatted_20_Text"><text:s text:c="4"/>allowed only for noncommercial distribution and only if you</text:p>
      <text:p text:style-name="Preformatted_20_Text"><text:s text:c="4"/>received the program in object code or executable form with such</text:p>
      <text:p text:style-name="Preformatted_20_Text"><text:s text:c="4"/>an offer, in accord with Subsection b above.)</text:p>
      <text:p text:style-name="Preformatted_20_Text"/>
      <text:p text:style-name="Preformatted_20_Text">The source code for a work means the preferred form of the work for</text:p>
      <text:p text:style-name="Preformatted_20_Text">making modifications to it. <text:s/>For an executable work, complete source</text:p>
      <text:p text:style-name="Preformatted_20_Text">code means all the source code for all modules it contains, plus any</text:p>
      <text:p text:style-name="Preformatted_20_Text">associated interface definition files, plus the scripts used to</text:p>
      <text:p text:style-name="Preformatted_20_Text">control compilation and installation of the executable. <text:s/>However, as a</text:p>
      <text:p text:style-name="Preformatted_20_Text">special exception, the source code distributed need not include</text:p>
      <text:p text:style-name="Preformatted_20_Text">anything that is normally distributed (in either source or binary</text:p>
      <text:p text:style-name="Preformatted_20_Text">form) with the major components (compiler, kernel, and so on) of the</text:p>
      <text:p text:style-name="Preformatted_20_Text">operating system on which the executable runs, unless that component</text:p>
      <text:p text:style-name="Preformatted_20_Text">itself accompanies the executable.</text:p>
      <text:p text:style-name="Preformatted_20_Text"/>
      <text:p text:style-name="Preformatted_20_Text">If distribution of executable or object code is made by offering</text:p>
      <text:p text:style-name="Preformatted_20_Text">access to copy from a designated place, then offering equivalent</text:p>
      <text:p text:style-name="Preformatted_20_Text">access to copy the source code from the same place counts as</text:p>
      <text:p text:style-name="Preformatted_20_Text">distribution of the source code, even though third parties are not</text:p>
      <text:p text:style-name="Preformatted_20_Text">compelled to copy the source along with the object code.</text:p>
      <text:p text:style-name="Preformatted_20_Text"/>
      <text:p text:style-name="Preformatted_20_Text"><text:s text:c="2"/>4. You may not copy, modify, sublicense, or distribute the Program</text:p>
      <text:p text:style-name="Preformatted_20_Text">except as expressly provided under this License. <text:s/>Any attempt</text:p>
      <text:p text:style-name="Preformatted_20_Text">otherwise to copy, modify, sublicense or distribute the Program is</text:p>
      <text:p text:style-name="Preformatted_20_Text">void, and will automatically terminate your rights under this License.</text:p>
      <text:p text:style-name="Preformatted_20_Text">However, parties who have received copies, or rights, from you under</text:p>
      <text:p text:style-name="Preformatted_20_Text">this License will not have their licenses terminated so long as such</text:p>
      <text:p text:style-name="Preformatted_20_Text">parties remain in full compliance.</text:p>
      <text:p text:style-name="Preformatted_20_Text"/>
      <text:p text:style-name="Preformatted_20_Text"><text:s text:c="2"/>5. You are not required to accept this License, since you have not</text:p>
      <text:p text:style-name="Preformatted_20_Text">signed it. <text:s/>However, nothing else grants you permission to modify or</text:p>
      <text:p text:style-name="Preformatted_20_Text">distribute the Program or its derivative works. <text:s/>These actions are</text:p>
      <text:p text:style-name="Preformatted_20_Text">prohibited by law if you do not accept this License. <text:s/>Therefore, by</text:p>
      <text:p text:style-name="Preformatted_20_Text">modifying or distributing the Program (or any work based on the</text:p>
      <text:p text:style-name="Preformatted_20_Text">Program), you indicate your acceptance of this License to do so, and</text:p>
      <text:p text:style-name="Preformatted_20_Text">all its terms and conditions for copying, distributing or modifying</text:p>
      <text:p text:style-name="Preformatted_20_Text">the Program or works based on it.</text:p>
      <text:p text:style-name="Preformatted_20_Text"/>
      <text:p text:style-name="Preformatted_20_Text"><text:s text:c="2"/>6. Each time you redistribute the Program (or any work based on the</text:p>
      <text:p text:style-name="Preformatted_20_Text">Program), the recipient automatically receives a license from the</text:p>
      <text:p text:style-name="Preformatted_20_Text">original licensor to copy, distribute or modify the Program subject to</text:p>
      <text:p text:style-name="Preformatted_20_Text">these terms and conditions. <text:s/>You may not impose any further</text:p>
      <text:p text:style-name="Preformatted_20_Text">restrictions on the recipients' exercise of the rights granted herein.</text:p>
      <text:p text:style-name="Preformatted_20_Text">You are not responsible for enforcing compliance by third parties to</text:p>
      <text:p text:style-name="Preformatted_20_Text">this License.</text:p>
      <text:p text:style-name="Preformatted_20_Text"/>
      <text:p text:style-name="Preformatted_20_Text"><text:s text:c="2"/>7. If, as a consequence of a court judgment or allegation of patent</text:p>
      <text:p text:style-name="Preformatted_20_Text">infringement or for any other reason (not limited to patent issues),</text:p>
      <text:p text:style-name="Preformatted_20_Text">conditions are imposed on you (whether by court order, agreement or</text:p>
      <text:p text:style-name="Preformatted_20_Text">otherwise) that contradict the conditions of this License, they do not</text:p>
      <text:p text:style-name="Preformatted_20_Text">excuse you from the conditions of this License. <text:s/>If you cannot</text:p>
      <text:p text:style-name="Preformatted_20_Text">distribute so as to satisfy simultaneously your obligations under this</text:p>
      <text:p text:style-name="Preformatted_20_Text">License and any other pertinent obligations, then as a consequence you</text:p>
      <text:p text:style-name="Preformatted_20_Text">may not distribute the Program at all. <text:s/>For example, if a patent</text:p>
      <text:p text:style-name="Preformatted_20_Text">license would not permit royalty-free redistribution of the Program by</text:p>
      <text:p text:style-name="Preformatted_20_Text">all those who receive copies directly or indirectly through you, then</text:p>
      <text:p text:style-name="Preformatted_20_Text">the only way you could satisfy both it and this License would be to</text:p>
      <text:p text:style-name="Preformatted_20_Text">refrain entirely from distribution of the Program.</text:p>
      <text:p text:style-name="Preformatted_20_Text"/>
      <text:p text:style-name="Preformatted_20_Text">If any portion of this section is held invalid or unenforceable under</text:p>
      <text:p text:style-name="Preformatted_20_Text">any particular circumstance, the balance of the section is intended to</text:p>
      <text:p text:style-name="Preformatted_20_Text">apply and the section as a whole is intended to apply in other</text:p>
      <text:p text:style-name="Preformatted_20_Text">circumstances.</text:p>
      <text:p text:style-name="Preformatted_20_Text"/>
      <text:p text:style-name="Preformatted_20_Text">It is not the purpose of this section to induce you to infringe any</text:p>
      <text:p text:style-name="Preformatted_20_Text">patents or other property right claims or to contest validity of any</text:p>
      <text:p text:style-name="Preformatted_20_Text">such claims; this section has the sole purpose of protecting the</text:p>
      <text:p text:style-name="Preformatted_20_Text">integrity of the free software distribution system, which is</text:p>
      <text:p text:style-name="Preformatted_20_Text">implemented by public license practices. <text:s/>Many people have made</text:p>
      <text:p text:style-name="Preformatted_20_Text">generous contributions to the wide range of software distributed</text:p>
      <text:p text:style-name="Preformatted_20_Text">through that system in reliance on consistent application of that</text:p>
      <text:p text:style-name="Preformatted_20_Text">system; it is up to the author/donor to decide if he or she is willing</text:p>
      <text:p text:style-name="Preformatted_20_Text">to distribute software through any other system and a licensee cannot</text:p>
      <text:p text:style-name="Preformatted_20_Text">impose that choice.</text:p>
      <text:p text:style-name="Preformatted_20_Text"/>
      <text:p text:style-name="Preformatted_20_Text">This section is intended to make thoroughly clear what is believed to</text:p>
      <text:p text:style-name="Preformatted_20_Text">be a consequence of the rest of this License.</text:p>
      <text:p text:style-name="Preformatted_20_Text"/>
      <text:p text:style-name="Preformatted_20_Text"><text:s text:c="2"/>8. If the distribution and/or use of the Program is restricted in</text:p>
      <text:p text:style-name="Preformatted_20_Text">certain countries either by patents or by copyrighted interfaces, the</text:p>
      <text:p text:style-name="Preformatted_20_Text">original copyright holder who places the Program under this License</text:p>
      <text:p text:style-name="Preformatted_20_Text">may add an explicit geographical distribution limitation excluding</text:p>
      <text:p text:style-name="Preformatted_20_Text">those countries, so that distribution is permitted only in or among</text:p>
      <text:p text:style-name="Preformatted_20_Text">countries not thus excluded. <text:s/>In such case, this License incorporates</text:p>
      <text:p text:style-name="Preformatted_20_Text">the limitation as if written in the body of this License.</text:p>
      <text:p text:style-name="Preformatted_20_Text"/>
      <text:p text:style-name="Preformatted_20_Text"><text:s text:c="2"/>9. The Free Software Foundation may publish revised and/or new versions</text:p>
      <text:p text:style-name="Preformatted_20_Text">of the General Public License from time to time. <text:s/>Such new versions will</text:p>
      <text:p text:style-name="Preformatted_20_Text">be similar in spirit to the present version, but may differ in detail to</text:p>
      <text:p text:style-name="Preformatted_20_Text">address new problems or concerns.</text:p>
      <text:p text:style-name="Preformatted_20_Text"/>
      <text:p text:style-name="Preformatted_20_Text">Each version is given a distinguishing version number. <text:s/>If the Program</text:p>
      <text:p text:style-name="Preformatted_20_Text">specifies a version number of this License which applies to it and "any</text:p>
      <text:p text:style-name="Preformatted_20_Text">later version", you have the option of following the terms and conditions</text:p>
      <text:p text:style-name="Preformatted_20_Text">either of that version or of any later version published by the Free</text:p>
      <text:p text:style-name="Preformatted_20_Text">Software Foundation. <text:s/>If the Program does not specify a version number of</text:p>
      <text:p text:style-name="Preformatted_20_Text">this License, you may choose any version ever published by the Free Software</text:p>
      <text:p text:style-name="Preformatted_20_Text">Foundation.</text:p>
      <text:p text:style-name="Preformatted_20_Text"/>
      <text:p text:style-name="Preformatted_20_Text"><text:s text:c="2"/>10. If you wish to incorporate parts of the Program into other free</text:p>
      <text:p text:style-name="Preformatted_20_Text">programs whose distribution conditions are different, write to the author</text:p>
      <text:p text:style-name="Preformatted_20_Text">to ask for permission. <text:s/>For software which is copyrighted by the Free</text:p>
      <text:p text:style-name="Preformatted_20_Text">Software Foundation, write to the Free Software Foundation; we sometimes</text:p>
      <text:p text:style-name="Preformatted_20_Text">make exceptions for this. <text:s/>Our decision will be guided by the two goals</text:p>
      <text:p text:style-name="Preformatted_20_Text">of preserving the free status of all derivatives of our free software and</text:p>
      <text:p text:style-name="Preformatted_20_Text">of promoting the sharing and reuse of software generally.</text:p>
      <text:p text:style-name="Preformatted_20_Text"/>
      <text:p text:style-name="Preformatted_20_Text"><text:s text:c="28"/>NO WARRANTY</text:p>
      <text:p text:style-name="Preformatted_20_Text"/>
      <text:p text:style-name="Preformatted_20_Text"><text:s text:c="2"/>11. BECAUSE THE PROGRAM IS LICENSED FREE OF CHARGE, THERE IS NO WARRANTY</text:p>
      <text:p text:style-name="Preformatted_20_Text">FOR THE PROGRAM, TO THE EXTENT PERMITTED BY APPLICABLE LAW. <text:s/>EXCEPT WHEN</text:p>
      <text:p text:style-name="Preformatted_20_Text">OTHERWISE STATED IN WRITING THE COPYRIGHT HOLDERS AND/OR OTHER PARTIES</text:p>
      <text:p text:style-name="Preformatted_20_Text">PROVIDE THE PROGRAM "AS IS" WITHOUT WARRANTY OF ANY KIND, EITHER EXPRESSED</text:p>
      <text:p text:style-name="Preformatted_20_Text">OR IMPLIED, INCLUDING, BUT NOT LIMITED TO, THE IMPLIED WARRANTIES OF</text:p>
      <text:p text:style-name="Preformatted_20_Text">MERCHANTABILITY AND FITNESS FOR A PARTICULAR PURPOSE. <text:s/>THE ENTIRE RISK AS</text:p>
      <text:p text:style-name="Preformatted_20_Text">TO THE QUALITY AND PERFORMANCE OF THE PROGRAM IS WITH YOU. <text:s/>SHOULD THE</text:p>
      <text:p text:style-name="Preformatted_20_Text">PROGRAM PROVE DEFECTIVE, YOU ASSUME THE COST OF ALL NECESSARY SERVICING,</text:p>
      <text:p text:style-name="Preformatted_20_Text">REPAIR OR CORRECTION.</text:p>
      <text:p text:style-name="Preformatted_20_Text"/>
      <text:p text:style-name="Preformatted_20_Text"><text:s text:c="2"/>12. IN NO EVENT UNLESS REQUIRED BY APPLICABLE LAW OR AGREED TO IN WRITING</text:p>
      <text:p text:style-name="Preformatted_20_Text">WILL ANY COPYRIGHT HOLDER, OR ANY OTHER PARTY WHO MAY MODIFY AND/OR</text:p>
      <text:p text:style-name="Preformatted_20_Text">REDISTRIBUTE THE PROGRAM AS PERMITTED ABOVE, BE LIABLE TO YOU FOR DAMAGES,</text:p>
      <text:p text:style-name="Preformatted_20_Text">INCLUDING ANY GENERAL, SPECIAL, INCIDENTAL OR CONSEQUENTIAL DAMAGES ARISING</text:p>
      <text:p text:style-name="Preformatted_20_Text">OUT OF THE USE OR INABILITY TO USE THE PROGRAM (INCLUDING BUT NOT LIMITED</text:p>
      <text:p text:style-name="Preformatted_20_Text">TO LOSS OF DATA OR DATA BEING RENDERED INACCURATE OR LOSSES SUSTAINED BY</text:p>
      <text:p text:style-name="Preformatted_20_Text">YOU OR THIRD PARTIES OR A FAILURE OF THE PROGRAM TO OPERATE WITH ANY OTHER</text:p>
      <text:p text:style-name="Preformatted_20_Text">PROGRAMS), EVEN IF SUCH HOLDER OR OTHER PARTY HAS BEEN ADVISED OF THE</text:p>
      <text:p text:style-name="Preformatted_20_Text">POSSIBILITY OF SUCH DAMAGES.</text:p>
      <text:p text:style-name="Preformatted_20_Text"/>
      <text:p text:style-name="P11"><text:s text:c="21"/>END OF TERMS AND CONDITIONS</text:p>
      <text:h text:style-name="Heading_20_1" text:outline-level="1">Appendix II: The GNU Free Documentation License</text:h>
      <text:p text:style-name="Preformatted_20_Text"><text:s text:c="16"/>GNU Free Documentation License</text:p>
      <text:p text:style-name="Preformatted_20_Text"><text:s text:c="18"/>Version 1.2, November 2002</text:p>
      <text:p text:style-name="Preformatted_20_Text"/>
      <text:p text:style-name="Preformatted_20_Text"/>
      <text:p text:style-name="Preformatted_20_Text"><text:s/>Copyright (C) 2000,2001,2002 <text:s/>Free Software Foundation, Inc.</text:p>
      <text:p text:style-name="Preformatted_20_Text"><text:s text:c="5"/>51 Franklin St, Fifth Floor, Boston, MA <text:s/>02110-1301 <text:s/>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 subject</text:p>
      <text:p text:style-name="Preformatted_20_Text">(or to related matters) and contains nothing that could fall directly</text:p>
      <text:p text:style-name="Preformatted_20_Text">within that overall subject. <text:s/>(Thus, if the Document is in part a</text:p>
      <text:p text:style-name="Preformatted_20_Text">textbook of mathematics, a Secondary Section may not explain any</text:p>
      <text:p text:style-name="Preformatted_20_Text">mathematics.) <text:s/>The relationship could be a matter of historical</text:p>
      <text:p text:style-name="Preformatted_20_Text">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 other</text:p>
      <text:p text:style-name="Preformatted_20_Text">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 give</text:p>
      <text:p text:style-name="Preformatted_20_Text">them a chance to provide you with an updated version of the 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 documents</text:p>
      <text:p text:style-name="Preformatted_20_Text">released under this License, and replace the individual copies of this</text:p>
      <text:p text:style-name="Preformatted_20_Text">License in the various documents with a single copy that is included in</text:p>
      <text:p text:style-name="Preformatted_20_Text">the collection, provided that you follow the rules of this License for</text:p>
      <text:p text:style-name="Preformatted_20_Text">verbatim copying of each of the documents in all other respects.</text:p>
      <text:p text:style-name="Preformatted_20_Text"/>
      <text:p text:style-name="Preformatted_20_Text">You may extract a single document from such a collection, and distribute</text:p>
      <text:p text:style-name="Preformatted_20_Text">it individually under this License, provided you insert a copy of this</text:p>
      <text:p text:style-name="Preformatted_20_Text">License into the extracted document, and follow this License in all</text:p>
      <text:p text:style-name="Preformatted_20_Text">other respects regarding verbatim copying of that 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 except</text:p>
      <text:p text:style-name="Preformatted_20_Text">as expressly provided for under this License. <text:s/>Any other attempt to</text:p>
      <text:p text:style-name="Preformatted_20_Text">copy, modify, sublicense or distribute the Document is void, and will</text:p>
      <text:p text:style-name="Preformatted_20_Text">automatically terminate your rights under this License. <text:s/>However,</text:p>
      <text:p text:style-name="Preformatted_20_Text">parties who have received copies, or rights, from you under this</text:p>
      <text:p text:style-name="Preformatted_20_Text">License will not have their licenses terminated so long as such</text:p>
      <text:p text:style-name="Preformatted_20_Text">parties remain in full compliance.</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text:p>
      <text:p text:style-name="Preformatted_20_Text">of the GNU Free Documentation License from time to time. <text:s/>Such new</text:p>
      <text:p text:style-name="Preformatted_20_Text">versions will be similar in spirit to the present version, but may</text:p>
      <text:p text:style-name="Preformatted_20_Text">differ in 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11">as a draft) by the Free Software Foundati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00cm" style:writing-mode="page"/>
      <style:text-properties style:use-window-font-color="true" style:font-name="Times New Roman" fo:font-size="12pt" fo:language="de" fo:country="DE"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Sourcecode" style:family="paragraph" style:parent-style-name="Text_20_body_20_indent" style:class="text" style:master-page-name="">
      <style:paragraph-properties fo:margin-left="1.499cm" fo:margin-right="0cm" fo:margin-top="0.4cm" fo:margin-bottom="0.21cm" fo:text-indent="0cm" style:auto-text-indent="false" fo:background-color="transparent" style:shadow="none">
        <style:tab-stops/>
        <style:background-image/>
      </style:paragraph-properties>
      <style:text-properties style:font-name="Courier New" fo:font-size="10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initial-creator>Christoph Rupp</meta:initial-creator>
    <meta:creation-date>2007-03-27T20:03:29</meta:creation-date>
    <dc:creator>Christoph Rupp</dc:creator>
    <dc:date>2007-07-11T21:07:36</dc:date>
    <dc:language>de-DE</dc:language>
    <meta:editing-cycles>36</meta:editing-cycles>
    <meta:editing-duration>PT3H9M53S</meta:editing-duration>
    <meta:user-defined meta:name="Info 1"/>
    <meta:user-defined meta:name="Info 2"/>
    <meta:user-defined meta:name="Info 3"/>
    <meta:user-defined meta:name="Info 4"/>
    <meta:document-statistic meta:table-count="0" meta:image-count="0" meta:object-count="0" meta:page-count="27" meta:paragraph-count="829" meta:word-count="11407" meta:character-count="67412"/>
  </office:meta>
</office:document-meta>
</file>